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mo" svg:font-family="Arimo" style:font-family-generic="swiss" style:font-pitch="variable"/>
    <style:font-face style:name="Noto Sans CJK SC" svg:font-family="Noto Sans CJK SC" style:font-family-generic="system" style:font-pitch="variable"/>
    <style:font-face style:name="DejaVu Sans" svg:font-family="DejaVu Sans"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style style:name="P3" style:parent-style-name="Standard" style:family="paragraph">
      <style:paragraph-properties fo:margin-left="0.5in">
        <style:tab-stops/>
      </style:paragraph-properties>
    </style:style>
    <style:style style:name="P4" style:parent-style-name="Standard" style:family="paragraph"/>
    <style:style style:name="P5" style:parent-style-name="Standard" style:family="paragraph">
      <style:paragraph-properties fo:margin-left="0.5in">
        <style:tab-stops/>
      </style:paragraph-properties>
    </style:style>
    <style:style style:name="P6" style:parent-style-name="Standard" style:family="paragraph"/>
    <style:style style:name="P7" style:parent-style-name="Standard" style:family="paragraph">
      <style:paragraph-properties fo:margin-left="0.5in">
        <style:tab-stops/>
      </style:paragraph-properties>
    </style:style>
    <style:style style:name="P8" style:parent-style-name="Standard" style:family="paragraph"/>
    <style:style style:name="P9" style:parent-style-name="Standard" style:family="paragraph">
      <style:paragraph-properties fo:margin-left="0.5in">
        <style:tab-stops/>
      </style:paragraph-properties>
    </style:style>
    <style:style style:name="P10" style:parent-style-name="Standard" style:family="paragraph"/>
    <style:style style:name="P11" style:parent-style-name="Standard" style:family="paragraph">
      <style:paragraph-properties fo:margin-left="0.25in">
        <style:tab-stops/>
      </style:paragraph-properties>
    </style:style>
    <style:style style:name="P12" style:parent-style-name="Párrafodelista" style:family="paragraph"/>
    <style:style style:name="P13" style:parent-style-name="Párrafodelista" style:family="paragraph"/>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style>
    <style:style style:name="P19" style:parent-style-name="Párrafodelista" style:family="paragraph"/>
    <style:style style:name="T20" style:parent-style-name="Fuentedepárrafopredeter." style:family="text">
      <style:text-properties fo:font-weight="bold" style:font-weight-asian="bold"/>
    </style:style>
    <style:style style:name="T21" style:parent-style-name="Fuentedepárrafopredeter." style:family="text">
      <style:text-properties fo:font-weight="bold" style:font-weight-asian="bold"/>
    </style:style>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P24" style:parent-style-name="Párrafodelista" style:family="paragraph"/>
    <style:style style:name="P25" style:parent-style-name="Normal" style:family="paragraph">
      <style:paragraph-properties fo:margin-left="0.5in">
        <style:tab-stops/>
      </style:paragraph-properties>
    </style:style>
    <style:style style:name="P26" style:parent-style-name="Párrafodelista" style:family="paragraph"/>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P32" style:parent-style-name="Standard" style:family="paragraph">
      <style:paragraph-properties fo:margin-left="0.5in">
        <style:tab-stops/>
      </style:paragraph-properties>
    </style:style>
    <style:style style:name="P33" style:parent-style-name="Standard" style:family="paragraph">
      <style:paragraph-properties fo:margin-left="0.5in">
        <style:tab-stops/>
      </style:paragraph-properties>
    </style:style>
  </office:automatic-styles>
  <office:body>
    <office:text text:use-soft-page-breaks="true">
      <text:p text:style-name="P1">Materia: Sistemas Productivos</text:p>
      <text:p text:style-name="Standard">Curso: 6° 3°</text:p>
      <text:p text:style-name="Standard">Profesora: María Cristina Vasta</text:p>
      <text:p text:style-name="Standard">Alumno: Dal Degan Santiago</text:p>
      <text:p text:style-name="Standard"/>
      <text:p text:style-name="Standard"/>
      <text:p text:style-name="Standard">Actividad 2</text:p>
      <text:p text:style-name="Standard"/>
      <text:p text:style-name="Standard"/>
      <text:list text:style-name="WWNum1">
        <text:list-item text:start-value="1">
          <text:p text:style-name="P2">Qué significa la “gestión de producción”.</text:p>
        </text:list-item>
      </text:list>
      <text:p text:style-name="P3"/>
      <text:list text:style-name="WWNum1" text:continue-numbering="true">
        <text:list-item>
          <text:p text:style-name="P4">Cuáles son los tres<text:s/>objetivos de la función de producción. Conceptualice y ejemplifique.</text:p>
        </text:list-item>
      </text:list>
      <text:p text:style-name="P5"/>
      <text:list text:style-name="WWNum1" text:continue-numbering="true">
        <text:list-item>
          <text:p text:style-name="P6">Cómo es la función de producción en las distintas organizaciones (sector primario, secundario y terciario)</text:p>
        </text:list-item>
      </text:list>
      <text:p text:style-name="P7"/>
      <text:list text:style-name="WWNum1" text:continue-numbering="true">
        <text:list-item>
          <text:p text:style-name="P8">Citar ejemplos de las organizaciones que pertenecen a cada sector mencionado en el punto 2.</text:p>
        </text:list-item>
      </text:list>
      <text:p text:style-name="P9"/>
      <text:list text:style-name="WWNum1" text:continue-numbering="true">
        <text:list-item>
          <text:p text:style-name="P10">Cuáles son los tres grandes tipos que existen de sistemas de producción. Nombrar y explicar cada uno.</text:p>
        </text:list-item>
      </text:list>
      <text:p text:style-name="P11"/>
      <text:list text:style-name="WWNum2">
        <text:list-item text:start-value="1">
          <text:p text:style-name="P12">La definición de gestión de producción es la aplicación de métodos y de las técnicas con el fin de cumplir la transformación de materias<text:s/>en productos acabados. Se resume en la combinación de recursos, entre los cuales los medios materiales, los medios humanos y las materias en un plano que tiene como objetivo asegurar la fabricación del producto en calidad y en cantidad definidas.<text:line-break/></text:p>
        </text:list-item>
        <text:list-item>
          <text:p text:style-name="P13">Los 3 objetivos de la función de producción son la:<text:line-break/><text:span text:style-name="T14">-Física:</text:span><text:s/>La característica de la función física de producción es la generación de cosas (bienes) y servicios. Por ejemplo: Una compañía impresora es fabricante; una empresa editora no lo es necesariamente; a menos de que haya optado por conservar la capacidad de imprimir. El impresor genera productos en tanto que el editor proporciona un servicio. Tal vez sea esencial o deseable complementar la función de fabricación con una amplia actividad de servicio.<text:line-break/><text:line-break/><text:span text:style-name="T15">-Económi</text:span><text:span text:style-name="T16">ca:</text:span><text:s/>La función económica de producción plante al administrador de empresas preguntas como por ejemplo: ¿Puede el producto ser fabricado o vendido de manera competitiva?, ¿Disminuirá nuestras costos?, etc. Estas preguntas cumplen la función de generar utilidades a la empresa. Esta tiene que escoger entre las diversas alternativas ofrecidas por el mercado para planificar sus operaciones.<text:line-break/><text:line-break/><text:span text:style-name="T17">-Social:</text:span><text:s/>La función social genera cambios. Es decir, que se generan cambios en la sociedad haciendo que un sistema de producción tenga que cambiar su manera de funcionar. Estos cambios se producen por ejemplo, por avances tecnológicos, productos que una empresa lanza al mercado, en las repercusiones sobre el nivel de<text:s/><text:soft-page-break/>la superación técnica de la población, etc.<text:span text:style-name="T18"><text:line-break/></text:span></text:p>
        </text:list-item>
        <text:list-item>
          <text:p text:style-name="P19"><text:span text:style-name="T20">El sector prim</text:span><text:span text:style-name="T21">ario</text:span><text:s/>está formado por aquellas actividades que se encargan de la extracción de materias primas de la naturaleza.<text:line-break/><text:span text:style-name="T22">El sector secundario</text:span><text:s/>comprende aquellas actividades artesanales e industriales que utilizan los recursos obtenidos por el sector primario para<text:s/>realizar nuevos productos.<text:line-break/><text:span text:style-name="T23">El sector terciario</text:span><text:s/>se encarga de los objetos intangibles (bienes y servicios) destinados a satisfacer necesidades,<text:line-break/></text:p>
        </text:list-item>
        <text:list-item>
          <text:p text:style-name="P24">El sector primario se centra en la extracción de materias primas. Por ejemplo: La agricultura, la minería, la pesca, etc.<text:line-break/>El sector secundario elabora productos con materias primas, por ejemplo: La elaboración de alimentos, la industria automotriz, la elaboración de electrodomésticos, etc.</text:p>
        </text:list-item>
      </text:list>
      <text:p text:style-name="P25">El sector terciario se encarga de satisfacer necesidades con bienes y servicios, por<text:s/>ejemplo: Los servicios de televisión, el comercio, el transporte, etc.<text:line-break/></text:p>
      <text:list text:style-name="WWNum2" text:continue-numbering="true">
        <text:list-item>
          <text:p text:style-name="P26">Encontré 4 tipos principales del sistema de producción:</text:p>
        </text:list-item>
      </text:list>
      <text:p text:style-name="Párrafodelista"><text:span text:style-name="T27">-Sistema de producción continua</text:span>: Cuando hablamos de producción continua, enfocamos las situaciones de fabricación, en las cuales las instalaciones se adaptan a ciertos itinerarios y flujos de operación, que siguen una escala no afectada por interrupciones. Se utiliza este sistema cuando la demanda de un producto determinado es elevada.</text:p>
      <text:p text:style-name="Párrafodelista"><text:line-break/><text:span text:style-name="T28">-Sistema de producción intermitente:</text:span><text:s/>La producción intermitente se caracteriza por el sistema productivo de “lotes” de fabricación. La producción intermitente es inevitable cuando la demanda de un producto no es lo bastante grande para utilizar el tiempo total de la fabricación continua.<text:line-break/><text:line-break/><text:span text:style-name="T29">-S</text:span><text:span text:style-name="T30">istema de producción modular:<text:s/></text:span>En esencia el concepto de modularidad consiste en diseñar, desarrollar y producir aquellas partes que pueden ser consideras en un número máximo de formas.<text:line-break/><text:line-break/><text:span text:style-name="T31">-Sistema de producción por proyectos:<text:s/></text:span>Se puede considerar el nacimiento de un proyecto a raíz de una idea concebida acerca o alrededor del potencial de un producto o mercado. El sistema de proyectos corre a través de una serie de fases, a quienes ejecutan la supervisión del desarrollo de todas las fases se las llama gerencia<text:s/>de producción por proyectos.</text:p>
      <text:p text:style-name="P32"/>
      <text:p text:style-name="Standard">Cualquier duda que tengan me consultan por privado.</text:p>
      <text:p text:style-name="Standard"/>
      <text:p text:style-name="Standard">Última fecha de entrega: 29 de marzo de 2021</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mo" svg:font-family="Arimo" style:font-family-generic="swiss" style:font-pitch="variable"/>
    <style:font-face style:name="Noto Sans CJK SC" svg:font-family="Noto Sans CJK SC" style:font-family-generic="system" style:font-pitch="variable"/>
    <style:font-face style:name="DejaVu Sans" svg:font-family="DejaVu Sans"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next-style-name="Textbody"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next-style-name="Textbody"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next-style-name="Textbody"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style:font-name-asian="Noto Sans CJK SC"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DejaVu Sans" fo:hyphenate="false"/>
    </style:style>
    <style:style style:name="Descripción" style:display-name="Descripción" style:family="paragraph" style:parent-style-name="Standard">
      <style:paragraph-properties text:number-lines="false" fo:margin-top="0.0833in" fo:margin-bottom="0.0833in"/>
      <style:text-properties style:font-name-complex="DejaVu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ejaVu Sans" fo:hyphenate="false"/>
    </style:style>
    <style:style style:name="Puesto" style:display-name="Puesto" style:family="paragraph" style:parent-style-name="Standard" style:next-style-name="Subtítulo">
      <style:paragraph-properties fo:keep-with-next="always" fo:keep-together="always" fo:margin-bottom="0.0416in"/>
      <style:text-properties fo:font-weight="bold" style:font-weight-asian="bold" style:font-weight-complex="bold" fo:font-size="26pt" style:font-size-asian="26pt" style:font-size-complex="26pt" fo:hyphenate="false"/>
    </style:style>
    <style:style style:name="Subtítulo" style:display-name="Subtítulo" style:family="paragraph" style:parent-style-name="Standard" style:next-style-name="Textbody">
      <style:paragraph-properties fo:keep-with-next="always" fo:keep-together="always" fo:margin-bottom="0.2222in"/>
      <style:text-properties fo:font-style="italic" style:font-style-asian="italic" style:font-style-complex="italic" fo:color="#666666" fo:font-size="15pt" style:font-size-asian="15pt" style:font-size-complex="15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i</dc:creator>
    <meta:creation-date>2021-03-28T19:23:00Z</meta:creation-date>
    <dc:date>2021-05-18T23:52:00Z</dc:date>
    <meta:template xlink:href="Normal.dotm" xlink:type="simple"/>
    <meta:editing-cycles>17</meta:editing-cycles>
    <meta:editing-duration>PT196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8" meta:word-count="677" meta:character-count="4397" meta:row-count="31" meta:non-whitespace-character-count="3728"/>
  </office:meta>
</office:document-meta>
</file>